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m Beiros – Coffin ships<text:line-break/></text:p>
      <text:p text:style-name="Standard"/>
      <text:p text:style-name="Standard">System dfiferences</text:p>
      <text:p text:style-name="Standard">North</text:p>
      <text:p text:style-name="Standard">Had free labor system</text:p>
      <text:p text:style-name="Standard">Had a rapidly developing capitalist, urbanizing, industrializing, technical society</text:p>
      <text:p text:style-name="Standard"/>
      <text:p text:style-name="Standard">South</text:p>
      <text:p text:style-name="Standard">Had slavery</text:p>
      <text:p text:style-name="P1">Rural agricultural society that depended on export crops such as cotton and tobacco<text:line-break/></text:p>
      <text:p text:style-name="Standard"/>
      <text:p text:style-name="Standard">Cultural differences</text:p>
      <text:p text:style-name="Standard">North</text:p>
      <text:p text:style-name="Standard">Business culture: In which work and thrift is rewarded with profit, Entrepreneurship, competition, and material acquisition.</text:p>
      <text:p text:style-name="Standard"/>
      <text:p text:style-name="Standard">South</text:p>
      <text:p text:style-name="Standard">Aristocratic culture: Consisting of leisure, spending, military, and politics</text:p>
      <text:p text:style-name="P1"/>
      <text:p text:style-name="Standard"/>
      <text:p text:style-name="Standard">Political differences</text:p>
      <text:p text:style-name="Standard">North</text:p>
      <text:p text:style-name="Standard">Supported high protected tariffs.</text:p>
      <text:p text:style-name="Standard">Wanted government money for transportation improvements.</text:p>
      <text:p text:style-name="Standard">They opposed slavery</text:p>
      <text:p text:style-name="Standard"/>
      <text:p text:style-name="Standard">South</text:p>
      <text:p text:style-name="Standard">Against those tariffs, had few industries to protect and feared rising prices.</text:p>
      <text:p text:style-name="Standard">The expansion of slavery was the key to their fu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29T10:02:03.27</meta:creation-date>
    <meta:document-statistic meta:table-count="0" meta:image-count="0" meta:object-count="0" meta:page-count="1" meta:paragraph-count="21" meta:word-count="105" meta:character-count="754"/>
    <dc:date>2017-11-29T10:35:27.42</dc:date>
    <dc:creator>Timothy Cayer</dc:creator>
    <meta:editing-duration>PT2M33S</meta:editing-duration>
    <meta:editing-cycles>1</meta:editing-cycles>
    <meta:generator>OpenOffice/4.1.3$Win32 OpenOffice.org_project/413m1$Build-9783</meta:generator>
  </office:meta>
</office:document-meta>
</file>